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検査">
            <text:p>検査</text:p>
          </table:table-cell>
          <table:table-cell office:value-type="string" office:value="けんさ">
            <text:p>けんさ</text:p>
          </table:table-cell>
          <table:table-cell office:value-type="string" office:value="inspection, examination">
            <text:p>inspec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日、目の検査を受けます。">
            <text:p>私は今日、目の検査を受けます。</text:p>
          </table:table-cell>
          <table:table-cell office:value-type="string" office:value="わたし は きょう、め の けんさ を うけます。">
            <text:p>わたし は きょう、め の けんさ を うけます。</text:p>
          </table:table-cell>
          <table:table-cell office:value-type="string" office:value="I have an eye exam today.">
            <text:p>I have an eye exa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信頼">
            <text:p>信頼</text:p>
          </table:table-cell>
          <table:table-cell office:value-type="string" office:value="しんらい">
            <text:p>しんらい</text:p>
          </table:table-cell>
          <table:table-cell office:value-type="string" office:value="reliance, trust">
            <text:p>reliance, tru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部下を信頼しています。">
            <text:p>私は部下を信頼しています。</text:p>
          </table:table-cell>
          <table:table-cell office:value-type="string" office:value="わたし は ぶか を しんらい して います。">
            <text:p>わたし は ぶか を しんらい して います。</text:p>
          </table:table-cell>
          <table:table-cell office:value-type="string" office:value="I trust my subordinates.">
            <text:p>I trust my subordin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物">
            <text:p>人物</text:p>
          </table:table-cell>
          <table:table-cell office:value-type="string" office:value="じんぶつ">
            <text:p>じんぶつ</text:p>
          </table:table-cell>
          <table:table-cell office:value-type="string" office:value="character, person">
            <text:p>character,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重要な人物です。">
            <text:p>彼は会社の重要な人物です。</text:p>
          </table:table-cell>
          <table:table-cell office:value-type="string" office:value="かれ は かいしゃ の じゅうような じんぶつ です。">
            <text:p>かれ は かいしゃ の じゅうような じんぶつ です。</text:p>
          </table:table-cell>
          <table:table-cell office:value-type="string" office:value="He is an important person in the company.">
            <text:p>He is an important pers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触れる">
            <text:p>触れる</text:p>
          </table:table-cell>
          <table:table-cell office:value-type="string" office:value="ふれる">
            <text:p>ふれる</text:p>
          </table:table-cell>
          <table:table-cell office:value-type="string" office:value="touch, come in contact with">
            <text:p>touch, come in contact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手と手が触れてどきどきしたよ。">
            <text:p>手と手が触れてどきどきしたよ。</text:p>
          </table:table-cell>
          <table:table-cell office:value-type="string" office:value="て と て が ふれて どきどき した よ。">
            <text:p>て と て が ふれて どきどき した よ。</text:p>
          </table:table-cell>
          <table:table-cell office:value-type="string" office:value="My heart pounded as our hands touched.">
            <text:p>My heart pounded as our hands tou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念">
            <text:p>記念</text:p>
          </table:table-cell>
          <table:table-cell office:value-type="string" office:value="きねん">
            <text:p>きねん</text:p>
          </table:table-cell>
          <table:table-cell office:value-type="string" office:value="commemoration, memory">
            <text:p>commemoration,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卒業の記念にみんなで旅行したよ。">
            <text:p>卒業の記念にみんなで旅行したよ。</text:p>
          </table:table-cell>
          <table:table-cell office:value-type="string" office:value="そつぎょう の きねん に みんな で りょこう した よ。">
            <text:p>そつぎょう の きねん に みんな で りょこう した よ。</text:p>
          </table:table-cell>
          <table:table-cell office:value-type="string" office:value="We all went on a trip to commemorate our graduation.">
            <text:p>We all went on a trip to commemorate ou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">
            <text:p>役</text:p>
          </table:table-cell>
          <table:table-cell office:value-type="string" office:value="やく">
            <text:p>やく</text:p>
          </table:table-cell>
          <table:table-cell office:value-type="string" office:value="role, part">
            <text:p>role,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弁護士の役を演じているんだ。">
            <text:p>彼女は弁護士の役を演じているんだ。</text:p>
          </table:table-cell>
          <table:table-cell office:value-type="string" office:value="かのじょ は べんごし の やく を えんじて いる ん だ。">
            <text:p>かのじょ は べんごし の やく を えんじて いる ん だ。</text:p>
          </table:table-cell>
          <table:table-cell office:value-type="string" office:value="She's playing the role of a lawyer.">
            <text:p>She's playing the role of a law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費用">
            <text:p>費用</text:p>
          </table:table-cell>
          <table:table-cell office:value-type="string" office:value="ひよう">
            <text:p>ひよう</text:p>
          </table:table-cell>
          <table:table-cell office:value-type="string" office:value="expense, cost">
            <text:p>expense, c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タリア旅行の費用は30万円です。">
            <text:p>イタリア旅行の費用は30万円です。</text:p>
          </table:table-cell>
          <table:table-cell office:value-type="string" office:value="イタリア りょこう の ひよう は 30 まん えん です。">
            <text:p>イタリア りょこう の ひよう は 30 まん えん です。</text:p>
          </table:table-cell>
          <table:table-cell office:value-type="string" office:value="The cost of the trip to Italy is 300,000 yen.">
            <text:p>The cost of the trip to Italy is 30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定">
            <text:p>指定</text:p>
          </table:table-cell>
          <table:table-cell office:value-type="string" office:value="してい">
            <text:p>してい</text:p>
          </table:table-cell>
          <table:table-cell office:value-type="string" office:value="designation, appointment">
            <text:p>design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定された席にお座りください。">
            <text:p>指定された席にお座りください。</text:p>
          </table:table-cell>
          <table:table-cell office:value-type="string" office:value="してい された せき に おすわり ください。">
            <text:p>してい された せき に おすわり ください。</text:p>
          </table:table-cell>
          <table:table-cell office:value-type="string" office:value="Please sit on the designated seat.">
            <text:p>Please sit on the designated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情">
            <text:p>感情</text:p>
          </table:table-cell>
          <table:table-cell office:value-type="string" office:value="かんじょう">
            <text:p>かんじょう</text:p>
          </table:table-cell>
          <table:table-cell office:value-type="string" office:value="feeling, emotion">
            <text:p>feeling, e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感情とは複雑なものです。">
            <text:p>感情とは複雑なものです。</text:p>
          </table:table-cell>
          <table:table-cell office:value-type="string" office:value="かんじょう と は ふくざつな もの です。">
            <text:p>かんじょう と は ふくざつな もの です。</text:p>
          </table:table-cell>
          <table:table-cell office:value-type="string" office:value="Emotions are complex things.">
            <text:p>Emotions are complex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から">
            <text:p>から</text:p>
          </table:table-cell>
          <table:table-cell office:value-type="string" office:value="emptiness, hollow">
            <text:p>emptiness, h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瓶はもう空ね。">
            <text:p>この瓶はもう空ね。</text:p>
          </table:table-cell>
          <table:table-cell office:value-type="string" office:value="この びん は もう から ね。">
            <text:p>この びん は もう から ね。</text:p>
          </table:table-cell>
          <table:table-cell office:value-type="string" office:value="This bottle is already empty.">
            <text:p>This bottle is already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関わる">
            <text:p>関わる</text:p>
          </table:table-cell>
          <table:table-cell office:value-type="string" office:value="かかわる">
            <text:p>かかわる</text:p>
          </table:table-cell>
          <table:table-cell office:value-type="string" office:value="be involved, be concerned">
            <text:p>be involved, be concer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医師は人の命に関わる大切な職業だよ。">
            <text:p>医師は人の命に関わる大切な職業だよ。</text:p>
          </table:table-cell>
          <table:table-cell office:value-type="string" office:value="いし は ひと の いのち に かかわる たいせつな しょくぎょう だ よ。">
            <text:p>いし は ひと の いのち に かかわる たいせつな しょくぎょう だ よ。</text:p>
          </table:table-cell>
          <table:table-cell office:value-type="string" office:value="A doctor's job is very important as it involves people's lives.">
            <text:p>A doctor's job is very important as it involves people's l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仲間">
            <text:p>仲間</text:p>
          </table:table-cell>
          <table:table-cell office:value-type="string" office:value="なかま">
            <text:p>なかま</text:p>
          </table:table-cell>
          <table:table-cell office:value-type="string" office:value="comrade, peer">
            <text:p>comrade, pe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仲間がたくさんいる。">
            <text:p>彼には仲間がたくさんいる。</text:p>
          </table:table-cell>
          <table:table-cell office:value-type="string" office:value="かれ に は なかま が たくさん いる。">
            <text:p>かれ に は なかま が たくさん いる。</text:p>
          </table:table-cell>
          <table:table-cell office:value-type="string" office:value="He has a lot of peers.">
            <text:p>He has a lot of pe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整理">
            <text:p>整理</text:p>
          </table:table-cell>
          <table:table-cell office:value-type="string" office:value="せいり">
            <text:p>せいり</text:p>
          </table:table-cell>
          <table:table-cell office:value-type="string" office:value="putting something in order, sorting out">
            <text:p>putting something in order, sort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服を整理しました。">
            <text:p>古い服を整理しました。</text:p>
          </table:table-cell>
          <table:table-cell office:value-type="string" office:value="ふるい ふく を せいり しました。">
            <text:p>ふるい ふく を せいり しました。</text:p>
          </table:table-cell>
          <table:table-cell office:value-type="string" office:value="I sorted out the old clothes.">
            <text:p>I sorted out the old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至る">
            <text:p>至る</text:p>
          </table:table-cell>
          <table:table-cell office:value-type="string" office:value="いたる">
            <text:p>いたる</text:p>
          </table:table-cell>
          <table:table-cell office:value-type="string" office:value="come to, reach">
            <text:p>come to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うやく結論に至ったようね">
            <text:p>ようやく結論に至ったようね</text:p>
          </table:table-cell>
          <table:table-cell office:value-type="string" office:value="ようやく けつろん に いたった よう ね。">
            <text:p>ようやく けつろん に いたった よう ね。</text:p>
          </table:table-cell>
          <table:table-cell office:value-type="string" office:value="It seems that we've finally reached a conclusion.">
            <text:p>It seems that we've finally reached a conclusion.</text:p>
          </table:table-cell>
          <table:table-cell office:value-type="string" office:value="彼らはやっと結論に至った。">
            <text:p>彼らはやっと結論に至った。</text:p>
          </table:table-cell>
          <table:table-cell office:value-type="string" office:value="かれら は やっと けつろん に いたった。">
            <text:p>かれら は やっと けつろん に いたった。</text:p>
          </table:table-cell>
          <table:table-cell office:value-type="string" office:value="They've finally reached a conclusion.">
            <text:p>They've finally reached a conclusion.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</table:table-row>
        <table:table-row>
          <table:table-cell office:value-type="string" office:value="独立">
            <text:p>独立</text:p>
          </table:table-cell>
          <table:table-cell office:value-type="string" office:value="どくりつ">
            <text:p>どくりつ</text:p>
          </table:table-cell>
          <table:table-cell office:value-type="string" office:value="independence, self-reliance">
            <text:p>independence, self-reli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日会社から独立しました。">
            <text:p>先日会社から独立しました。</text:p>
          </table:table-cell>
          <table:table-cell office:value-type="string" office:value="せんじつ かいしゃ から どくりつ しました。">
            <text:p>せんじつ かいしゃ から どくりつ しました。</text:p>
          </table:table-cell>
          <table:table-cell office:value-type="string" office:value="I left the company the other day and started my own independent business.">
            <text:p>I left the company the other day and started my own independ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賞">
            <text:p>賞</text:p>
          </table:table-cell>
          <table:table-cell office:value-type="string" office:value="しょう">
            <text:p>しょう</text:p>
          </table:table-cell>
          <table:table-cell office:value-type="string" office:value="prize, award">
            <text:p>prize, a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デザインは数々の賞を受けています。">
            <text:p>このデザインは数々の賞を受けています。</text:p>
          </table:table-cell>
          <table:table-cell office:value-type="string" office:value="この デザイン は かずかず の しょう を うけて います。">
            <text:p>この デザイン は かずかず の しょう を うけて います。</text:p>
          </table:table-cell>
          <table:table-cell office:value-type="string" office:value="This design has received numerous awards.">
            <text:p>This design has received numerous aw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誕生">
            <text:p>誕生</text:p>
          </table:table-cell>
          <table:table-cell office:value-type="string" office:value="たんじょう">
            <text:p>たんじょう</text:p>
          </table:table-cell>
          <table:table-cell office:value-type="string" office:value="birth">
            <text:p>bir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娘が誕生しました。">
            <text:p>先月、娘が誕生しました。</text:p>
          </table:table-cell>
          <table:table-cell office:value-type="string" office:value="せんげつ、むすめ が たんじょう しました。">
            <text:p>せんげつ、むすめ が たんじょう しました。</text:p>
          </table:table-cell>
          <table:table-cell office:value-type="string" office:value="I gave birth to a baby girl last month.">
            <text:p>I gave birth to a baby girl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らっしゃる">
            <text:p>いらっしゃる</text:p>
          </table:table-cell>
          <table:table-cell office:value-type="string" office:value="いらっしゃる">
            <text:p>いらっしゃる</text:p>
          </table:table-cell>
          <table:table-cell office:value-type="string" office:value="come, go (honorific)">
            <text:p>come, g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がいらっしゃいました。">
            <text:p>お客様がいらっしゃいました。</text:p>
          </table:table-cell>
          <table:table-cell office:value-type="string" office:value="おきゃくさま が いらっしゃいました 。">
            <text:p>おきゃくさま が いらっしゃいました 。</text:p>
          </table:table-cell>
          <table:table-cell office:value-type="string" office:value="Your guest has arrived.">
            <text:p>Your guest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6">
            <text:p>36</text:p>
          </table:table-cell>
          <table:table-cell office:value-type="string" office:value="37">
            <text:p>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と">
            <text:p>と</text:p>
          </table:table-cell>
          <table:table-cell office:value-type="string" office:value="metropolis of Tokyo">
            <text:p>metropolis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都の職員です。">
            <text:p>彼女は都の職員です。</text:p>
          </table:table-cell>
          <table:table-cell office:value-type="string" office:value="かのじょ は と の しょくいん です。">
            <text:p>かのじょ は と の しょくいん です。</text:p>
          </table:table-cell>
          <table:table-cell office:value-type="string" office:value="She's an official of the metropolitan government.">
            <text:p>She's an official of the metropolitan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員">
            <text:p>全員</text:p>
          </table:table-cell>
          <table:table-cell office:value-type="string" office:value="ぜんいん">
            <text:p>ぜんいん</text:p>
          </table:table-cell>
          <table:table-cell office:value-type="string" office:value="all members, entire staff">
            <text:p>all members, entire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全員に名札が配られました。">
            <text:p>チーム全員に名札が配られました。</text:p>
          </table:table-cell>
          <table:table-cell office:value-type="string" office:value="チーム ぜんいん に なふだ が くばられました。">
            <text:p>チーム ぜんいん に なふだ が くばられました。</text:p>
          </table:table-cell>
          <table:table-cell office:value-type="string" office:value="The name tags were distributed to all members of the team.">
            <text:p>The name tags were distributed to all members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少なくとも">
            <text:p>少なくとも</text:p>
          </table:table-cell>
          <table:table-cell office:value-type="string" office:value="すくなくとも">
            <text:p>すくなくとも</text:p>
          </table:table-cell>
          <table:table-cell office:value-type="string" office:value="at least, at a minimum">
            <text:p>at least, at a minimu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仕事には少なくとも2週間必要でしょう。">
            <text:p>この仕事には少なくとも2週間必要でしょう。</text:p>
          </table:table-cell>
          <table:table-cell office:value-type="string" office:value="この しごと に は すくなくとも 2 しゅうかん ひつよう でしょう。">
            <text:p>この しごと に は すくなくとも 2 しゅうかん ひつよう でしょう。</text:p>
          </table:table-cell>
          <table:table-cell office:value-type="string" office:value="It will take at least two weeks to finish this job.">
            <text:p>It will take at least two weeks to finish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2">
            <text:p>42</text:p>
          </table:table-cell>
          <table:table-cell office:value-type="string" office:value="43">
            <text:p>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確">
            <text:p>明確</text:p>
          </table:table-cell>
          <table:table-cell office:value-type="string" office:value="めいかく">
            <text:p>めいかく</text:p>
          </table:table-cell>
          <table:table-cell office:value-type="string" office:value="clear and specific">
            <text:p>clear and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には明確な目標があるね。">
            <text:p>彼女には明確な目標があるね。</text:p>
          </table:table-cell>
          <table:table-cell office:value-type="string" office:value="かのじょ に は めいかくな もくひょう が ある ね。">
            <text:p>かのじょ に は めいかくな もくひょう が ある ね。</text:p>
          </table:table-cell>
          <table:table-cell office:value-type="string" office:value="She has a clear and specific goal.">
            <text:p>She has a clear and specific go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セット">
            <text:p>セット</text:p>
          </table:table-cell>
          <table:table-cell office:value-type="string" office:value="セット">
            <text:p>セット</text:p>
          </table:table-cell>
          <table:table-cell office:value-type="string" office:value="set">
            <text:p>s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メニューはサラダと飲み物がセットになっています。">
            <text:p>このメニューはサラダと飲み物がセットになっています。</text:p>
          </table:table-cell>
          <table:table-cell office:value-type="string" office:value="この メニュー は サラダ と のみもの が セット に なって います。">
            <text:p>この メニュー は サラダ と のみもの が セット に なって います。</text:p>
          </table:table-cell>
          <table:table-cell office:value-type="string" office:value="This menu comes with a salad and drink set.">
            <text:p>This menu comes with a salad and drink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魅力">
            <text:p>魅力</text:p>
          </table:table-cell>
          <table:table-cell office:value-type="string" office:value="みりょく">
            <text:p>みりょく</text:p>
          </table:table-cell>
          <table:table-cell office:value-type="string" office:value="charm, attraction">
            <text:p>charm, attr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明るさに魅力を感じました。">
            <text:p>彼女の明るさに魅力を感じました。</text:p>
          </table:table-cell>
          <table:table-cell office:value-type="string" office:value="かのじょ の あかるさ に みりょく を かんじました。">
            <text:p>かのじょ の あかるさ に みりょく を かんじました。</text:p>
          </table:table-cell>
          <table:table-cell office:value-type="string" office:value="I was charmed by her cheerfulness.">
            <text:p>I was charmed by her cheerfu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8">
            <text:p>48</text:p>
          </table:table-cell>
          <table:table-cell office:value-type="string" office:value="49">
            <text:p>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ちんと">
            <text:p>きちんと</text:p>
          </table:table-cell>
          <table:table-cell office:value-type="string" office:value="きちんと">
            <text:p>きちんと</text:p>
          </table:table-cell>
          <table:table-cell office:value-type="string" office:value="properly, neatly">
            <text:p>properly,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問題についてきちんと話し合ったよ。">
            <text:p>問題についてきちんと話し合ったよ。</text:p>
          </table:table-cell>
          <table:table-cell office:value-type="string" office:value="もんだい について きちんと はなしあった よ。">
            <text:p>もんだい について きちんと はなしあった よ。</text:p>
          </table:table-cell>
          <table:table-cell office:value-type="string" office:value="We discussed the problem thoroughly.">
            <text:p>We discussed the proble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段">
            <text:p>手段</text:p>
          </table:table-cell>
          <table:table-cell office:value-type="string" office:value="しゅだん">
            <text:p>しゅだん</text:p>
          </table:table-cell>
          <table:table-cell office:value-type="string" office:value="means, way">
            <text:p>means,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的のためには手段を選ばなかったわね。">
            <text:p>彼は目的のためには手段を選ばなかったわね。</text:p>
          </table:table-cell>
          <table:table-cell office:value-type="string" office:value="かれ は もくてき の ため に は しゅだん を えらばなかった わ ね。">
            <text:p>かれ は もくてき の ため に は しゅだん を えらばなかった わ ね。</text:p>
          </table:table-cell>
          <table:table-cell office:value-type="string" office:value="He did whatever he could to achieve his aims.">
            <text:p>He did whatever he could to achieve his 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効">
            <text:p>有効</text:p>
          </table:table-cell>
          <table:table-cell office:value-type="string" office:value="ゆうこう">
            <text:p>ゆうこう</text:p>
          </table:table-cell>
          <table:table-cell office:value-type="string" office:value="effective, valid">
            <text:p>effectiv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免許は来年まで有効です。">
            <text:p>私の免許は来年まで有効です。</text:p>
          </table:table-cell>
          <table:table-cell office:value-type="string" office:value="わたし の めんきょ は らいねん まで ゆうこう です。">
            <text:p>わたし の めんきょ は らいねん まで ゆうこう です。</text:p>
          </table:table-cell>
          <table:table-cell office:value-type="string" office:value="My license is valid until next year.">
            <text:p>My license is valid until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集中">
            <text:p>集中</text:p>
          </table:table-cell>
          <table:table-cell office:value-type="string" office:value="しゅうちゅう">
            <text:p>しゅうちゅう</text:p>
          </table:table-cell>
          <table:table-cell office:value-type="string" office:value="concentration, convergence">
            <text:p>concentration, converg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に集中しなさい。">
            <text:p>勉強に集中しなさい。</text:p>
          </table:table-cell>
          <table:table-cell office:value-type="string" office:value="べんきょう に しゅうちゅう しなさい。">
            <text:p>べんきょう に しゅうちゅう しなさい。</text:p>
          </table:table-cell>
          <table:table-cell office:value-type="string" office:value="Concentrate on your studies.">
            <text:p>Concentrate on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象">
            <text:p>現象</text:p>
          </table:table-cell>
          <table:table-cell office:value-type="string" office:value="げんしょう">
            <text:p>げんしょう</text:p>
          </table:table-cell>
          <table:table-cell office:value-type="string" office:value="phenomenon">
            <text:p>phenomen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では最近、不思議な現象が起きています。">
            <text:p>村では最近、不思議な現象が起きています。</text:p>
          </table:table-cell>
          <table:table-cell office:value-type="string" office:value="むら で は さいきん、ふしぎな げんしょう が おきて います。">
            <text:p>むら で は さいきん、ふしぎな げんしょう が おきて います。</text:p>
          </table:table-cell>
          <table:table-cell office:value-type="string" office:value="Mysterious phenomena have occurred in the village recently.">
            <text:p>Mysterious phenomena have occurred in the village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動">
            <text:p>感動</text:p>
          </table:table-cell>
          <table:table-cell office:value-type="string" office:value="かんどう">
            <text:p>かんどう</text:p>
          </table:table-cell>
          <table:table-cell office:value-type="string" office:value="to be impressed, to be touched">
            <text:p>to be impressed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動する映画でした。">
            <text:p>感動する映画でした。</text:p>
          </table:table-cell>
          <table:table-cell office:value-type="string" office:value="かんどう する えいが でした。">
            <text:p>かんどう する えいが でした。</text:p>
          </table:table-cell>
          <table:table-cell office:value-type="string" office:value="It was a touching film.">
            <text:p>It was a touching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禁止">
            <text:p>禁止</text:p>
          </table:table-cell>
          <table:table-cell office:value-type="string" office:value="きんし">
            <text:p>きんし</text:p>
          </table:table-cell>
          <table:table-cell office:value-type="string" office:value="prohibition, forbiddance">
            <text:p>prohibition, forbidd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付近は駐車禁止です。">
            <text:p>交差点付近は駐車禁止です。</text:p>
          </table:table-cell>
          <table:table-cell office:value-type="string" office:value="こうさてん ふきん は ちゅうしゃ きんし です。">
            <text:p>こうさてん ふきん は ちゅうしゃ きんし です。</text:p>
          </table:table-cell>
          <table:table-cell office:value-type="string" office:value="Parking is prohibited near the intersection.">
            <text:p>Parking is prohibited near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員">
            <text:p>会員</text:p>
          </table:table-cell>
          <table:table-cell office:value-type="string" office:value="かいいん">
            <text:p>かいいん</text:p>
          </table:table-cell>
          <table:table-cell office:value-type="string" office:value="member (of an association, society, etc.)">
            <text:p>member (of an association, society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クラブの会員です。">
            <text:p>彼女はクラブの会員です。</text:p>
          </table:table-cell>
          <table:table-cell office:value-type="string" office:value="かのじょ は クラブ の かいいん です。">
            <text:p>かのじょ は クラブ の かいいん です。</text:p>
          </table:table-cell>
          <table:table-cell office:value-type="string" office:value="She's a member of the club.">
            <text:p>She's a member of the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過ごす">
            <text:p>過ごす</text:p>
          </table:table-cell>
          <table:table-cell office:value-type="string" office:value="すごす">
            <text:p>すごす</text:p>
          </table:table-cell>
          <table:table-cell office:value-type="string" office:value="spend (time)">
            <text:p>spend (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休みを高原で過ごしました。">
            <text:p>夏休みを高原で過ごしました。</text:p>
          </table:table-cell>
          <table:table-cell office:value-type="string" office:value="なつやすみ を こうげん で すごしました。">
            <text:p>なつやすみ を こうげん で すごしました。</text:p>
          </table:table-cell>
          <table:table-cell office:value-type="string" office:value="I spent my summer vacation in the highlands.">
            <text:p>I spent my summer vacation in the high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納得">
            <text:p>納得</text:p>
          </table:table-cell>
          <table:table-cell office:value-type="string" office:value="なっとく">
            <text:p>なっとく</text:p>
          </table:table-cell>
          <table:table-cell office:value-type="string" office:value="to fully understand and accept">
            <text:p>to fully understand and accep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説明で納得できました。">
            <text:p>彼の説明で納得できました。</text:p>
          </table:table-cell>
          <table:table-cell office:value-type="string" office:value="かれ の せつめい で なっとく できました。">
            <text:p>かれ の せつめい で なっとく できました。</text:p>
          </table:table-cell>
          <table:table-cell office:value-type="string" office:value="His explanation helped me fully understand it.">
            <text:p>His explanation helped me fully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収入">
            <text:p>収入</text:p>
          </table:table-cell>
          <table:table-cell office:value-type="string" office:value="しゅうにゅう">
            <text:p>しゅうにゅう</text:p>
          </table:table-cell>
          <table:table-cell office:value-type="string" office:value="income">
            <text:p>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の平均収入はどのくらいですか。">
            <text:p>日本人の平均収入はどのくらいですか。</text:p>
          </table:table-cell>
          <table:table-cell office:value-type="string" office:value="にほん じん の へいきん しゅうにゅう は どの くらい です か。">
            <text:p>にほん じん の へいきん しゅうにゅう は どの くらい です か。</text:p>
          </table:table-cell>
          <table:table-cell office:value-type="string" office:value="What's the average income in Japan?">
            <text:p>What's the average income in Jap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レポート">
            <text:p>レポート</text:p>
          </table:table-cell>
          <table:table-cell office:value-type="string" office:value="レポート">
            <text:p>レポート</text:p>
          </table:table-cell>
          <table:table-cell office:value-type="string" office:value="report, paper">
            <text:p>report, pap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教授にレポートを提出しました。">
            <text:p>教授にレポートを提出しました。</text:p>
          </table:table-cell>
          <table:table-cell office:value-type="string" office:value="きょうじゅ に レポート を ていしゅつ しました。">
            <text:p>きょうじゅ に レポート を ていしゅつ しました。</text:p>
          </table:table-cell>
          <table:table-cell office:value-type="string" office:value="I turned in my report to the professor.">
            <text:p>I turned in my report to the prof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齢">
            <text:p>年齢</text:p>
          </table:table-cell>
          <table:table-cell office:value-type="string" office:value="ねんれい">
            <text:p>ねんれい</text:p>
          </table:table-cell>
          <table:table-cell office:value-type="string" office:value="age">
            <text:p>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年齢は27です。">
            <text:p>彼女の年齢は27です。</text:p>
          </table:table-cell>
          <table:table-cell office:value-type="string" office:value="かのじょ の ねんれい は 27 です。">
            <text:p>かのじょ の ねんれい は 27 です。</text:p>
          </table:table-cell>
          <table:table-cell office:value-type="string" office:value="She's 27 years old.">
            <text:p>She's 27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舞台">
            <text:p>舞台</text:p>
          </table:table-cell>
          <table:table-cell office:value-type="string" office:value="ぶたい">
            <text:p>ぶたい</text:p>
          </table:table-cell>
          <table:table-cell office:value-type="string" office:value="stage, setting">
            <text:p>stage, set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物語は京都が舞台だ。">
            <text:p>その物語は京都が舞台だ。</text:p>
          </table:table-cell>
          <table:table-cell office:value-type="string" office:value="その ものがたり は きょうと が ぶたい だ。">
            <text:p>その ものがたり は きょうと が ぶたい だ。</text:p>
          </table:table-cell>
          <table:table-cell office:value-type="string" office:value="The story is set in Kyoto.">
            <text:p>The story is set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通">
            <text:p>交通</text:p>
          </table:table-cell>
          <table:table-cell office:value-type="string" office:value="こうつう">
            <text:p>こうつう</text:p>
          </table:table-cell>
          <table:table-cell office:value-type="string" office:value="traffic, transportation">
            <text:p>traffic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は交通の便がよいですね。">
            <text:p>ここは交通の便がよいですね。</text:p>
          </table:table-cell>
          <table:table-cell office:value-type="string" office:value="ここ は こうつう の べん が よい です ね。">
            <text:p>ここ は こうつう の べん が よい です ね。</text:p>
          </table:table-cell>
          <table:table-cell office:value-type="string" office:value="This place is easily accessible by public transportation.">
            <text:p>This place is easily accessible by public transpor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8">
            <text:p>78</text:p>
          </table:table-cell>
          <table:table-cell office:value-type="string" office:value="79">
            <text:p>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他人">
            <text:p>他人</text:p>
          </table:table-cell>
          <table:table-cell office:value-type="string" office:value="たにん">
            <text:p>たにん</text:p>
          </table:table-cell>
          <table:table-cell office:value-type="string" office:value="other people, stranger">
            <text:p>other people, str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他人に住所を教えたくない。">
            <text:p>私は他人に住所を教えたくない。</text:p>
          </table:table-cell>
          <table:table-cell office:value-type="string" office:value="わたし は たにん に じゅうしょ を おしえたくない。">
            <text:p>わたし は たにん に じゅうしょ を おしえたくない。</text:p>
          </table:table-cell>
          <table:table-cell office:value-type="string" office:value="I don't want to tell my address to other people.">
            <text:p>I don't want to tell my address to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">
            <text:p>組</text:p>
          </table:table-cell>
          <table:table-cell office:value-type="string" office:value="くみ">
            <text:p>くみ</text:p>
          </table:table-cell>
          <table:table-cell office:value-type="string" office:value="school class, group, pair">
            <text:p>school class, group, 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1年2組の生徒です。">
            <text:p>彼は1年2組の生徒です。</text:p>
          </table:table-cell>
          <table:table-cell office:value-type="string" office:value="かれ は 1 ねん 2 くみ の せいと です。">
            <text:p>かれ は 1 ねん 2 くみ の せいと です。</text:p>
          </table:table-cell>
          <table:table-cell office:value-type="string" office:value="He's a student in first grade, second class.">
            <text:p>He's a student in first grade, second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否定">
            <text:p>否定</text:p>
          </table:table-cell>
          <table:table-cell office:value-type="string" office:value="ひてい">
            <text:p>ひてい</text:p>
          </table:table-cell>
          <table:table-cell office:value-type="string" office:value="denial, negation">
            <text:p>denial, n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、友達の意見を否定した。">
            <text:p>彼、友達の意見を否定した。</text:p>
          </table:table-cell>
          <table:table-cell office:value-type="string" office:value="かれ、ともだち の いけん を ひてい した。">
            <text:p>かれ、ともだち の いけん を ひてい した。</text:p>
          </table:table-cell>
          <table:table-cell office:value-type="string" office:value="He disagreed with his friend's opinion.">
            <text:p>He disagreed with his friend'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扱う">
            <text:p>扱う</text:p>
          </table:table-cell>
          <table:table-cell office:value-type="string" office:value="あつかう">
            <text:p>あつかう</text:p>
          </table:table-cell>
          <table:table-cell office:value-type="string" office:value="handle, deal with">
            <text:p>handle, deal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荷物は丁寧に扱ってください。">
            <text:p>この荷物は丁寧に扱ってください。</text:p>
          </table:table-cell>
          <table:table-cell office:value-type="string" office:value="この にもつ は ていねい に あつかって ください 。">
            <text:p>この にもつ は ていねい に あつかって ください 。</text:p>
          </table:table-cell>
          <table:table-cell office:value-type="string" office:value="Please handle this luggage with care.">
            <text:p>Please handle this luggage with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修正">
            <text:p>修正</text:p>
          </table:table-cell>
          <table:table-cell office:value-type="string" office:value="しゅうせい">
            <text:p>しゅうせい</text:p>
          </table:table-cell>
          <table:table-cell office:value-type="string" office:value="correction, revision">
            <text:p>correction, re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検討の結果、案を修正したよ。">
            <text:p>検討の結果、案を修正したよ。</text:p>
          </table:table-cell>
          <table:table-cell office:value-type="string" office:value="けんとう の けっか、あん を しゅうせい した よ。">
            <text:p>けんとう の けっか、あん を しゅうせい した よ。</text:p>
          </table:table-cell>
          <table:table-cell office:value-type="string" office:value="We revised the plan after consideration.">
            <text:p>We revised the plan after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応">
            <text:p>一応</text:p>
          </table:table-cell>
          <table:table-cell office:value-type="string" office:value="いちおう">
            <text:p>いちおう</text:p>
          </table:table-cell>
          <table:table-cell office:value-type="string" office:value="tentatively, just in case">
            <text:p>tentatively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も一応知らせておいたほうがいいだろう。">
            <text:p>彼にも一応知らせておいたほうがいいだろう。</text:p>
          </table:table-cell>
          <table:table-cell office:value-type="string" office:value="かれ に も いちおう しらせて おいた ほう が いい だろう。">
            <text:p>かれ に も いちおう しらせて おいた ほう が いい だろう。</text:p>
          </table:table-cell>
          <table:table-cell office:value-type="string" office:value="We should let him know too, just in case.">
            <text:p>We should let him know too,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じる">
            <text:p>生じる</text:p>
          </table:table-cell>
          <table:table-cell office:value-type="string" office:value="しょうじる">
            <text:p>しょうじる</text:p>
          </table:table-cell>
          <table:table-cell office:value-type="string" office:value="happen, occur">
            <text:p>happen, occ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者の間に摩擦が生じています。">
            <text:p>両者の間に摩擦が生じています。</text:p>
          </table:table-cell>
          <table:table-cell office:value-type="string" office:value="りょうしゃ の あいだ に まさつ が しょうじて います。">
            <text:p>りょうしゃ の あいだ に まさつ が しょうじて います。</text:p>
          </table:table-cell>
          <table:table-cell office:value-type="string" office:value="There is some friction occurring between the two of them.">
            <text:p>There is some friction occurring between the two of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訪問">
            <text:p>訪問</text:p>
          </table:table-cell>
          <table:table-cell office:value-type="string" office:value="ほうもん">
            <text:p>ほうもん</text:p>
          </table:table-cell>
          <table:table-cell office:value-type="string" office:value="visit">
            <text:p>vis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妻の実家を訪問します。">
            <text:p>来週、妻の実家を訪問します。</text:p>
          </table:table-cell>
          <table:table-cell office:value-type="string" office:value="らいしゅう、つま の じっか を ほうもん します。">
            <text:p>らいしゅう、つま の じっか を ほうもん します。</text:p>
          </table:table-cell>
          <table:table-cell office:value-type="string" office:value="Next week we'll visit my wife's family home.">
            <text:p>Next week we'll visit my wife's famil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用">
            <text:p>引用</text:p>
          </table:table-cell>
          <table:table-cell office:value-type="string" office:value="いんよう">
            <text:p>いんよう</text:p>
          </table:table-cell>
          <table:table-cell office:value-type="string" office:value="quotation, citation">
            <text:p>quotation, ci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論文にその本を引用したの。">
            <text:p>論文にその本を引用したの。</text:p>
          </table:table-cell>
          <table:table-cell office:value-type="string" office:value="ろんぶん に その ほん を いんよう した の。">
            <text:p>ろんぶん に その ほん を いんよう した の。</text:p>
          </table:table-cell>
          <table:table-cell office:value-type="string" office:value="I quoted the book in my thesis.">
            <text:p>I quoted the book in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芸術">
            <text:p>芸術</text:p>
          </table:table-cell>
          <table:table-cell office:value-type="string" office:value="げいじゅつ">
            <text:p>げいじゅつ</text:p>
          </table:table-cell>
          <table:table-cell office:value-type="string" office:value="art, arts and crafts">
            <text:p>art, arts and craf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芸術を愛する国です。">
            <text:p>ここは芸術を愛する国です。</text:p>
          </table:table-cell>
          <table:table-cell office:value-type="string" office:value="ここ は げいじゅつ を あいする くに です。">
            <text:p>ここ は げいじゅつ を あいする くに です。</text:p>
          </table:table-cell>
          <table:table-cell office:value-type="string" office:value="This is a country that values art.">
            <text:p>This is a country that values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釈">
            <text:p>解釈</text:p>
          </table:table-cell>
          <table:table-cell office:value-type="string" office:value="かいしゃく">
            <text:p>かいしゃく</text:p>
          </table:table-cell>
          <table:table-cell office:value-type="string" office:value="interpretation, explanation">
            <text:p>interpretation, expla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詩を解釈してみましょう。">
            <text:p>この詩を解釈してみましょう。</text:p>
          </table:table-cell>
          <table:table-cell office:value-type="string" office:value="この し を かいしゃく して みましょう。">
            <text:p>この し を かいしゃく して みましょう。</text:p>
          </table:table-cell>
          <table:table-cell office:value-type="string" office:value="Let's try to interpret this poem.">
            <text:p>Let's try to interpret this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">
            <text:p>行</text:p>
          </table:table-cell>
          <table:table-cell office:value-type="string" office:value="ぎょう">
            <text:p>ぎょう</text:p>
          </table:table-cell>
          <table:table-cell office:value-type="string" office:value="line, row">
            <text:p>line, 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5行以内で答えを書いてください。">
            <text:p>5行以内で答えを書いてください。</text:p>
          </table:table-cell>
          <table:table-cell office:value-type="string" office:value="5 ぎょう いない で こたえ を かいて ください。">
            <text:p>5 ぎょう いない で こたえ を かいて ください。</text:p>
          </table:table-cell>
          <table:table-cell office:value-type="string" office:value="Please write your answer in five lines at the maximum.">
            <text:p>Please write your answer in five lines at the maxim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論">
            <text:p>結論</text:p>
          </table:table-cell>
          <table:table-cell office:value-type="string" office:value="けつろん">
            <text:p>けつろん</text:p>
          </table:table-cell>
          <table:table-cell office:value-type="string" office:value="conclusion">
            <text:p>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話し合いでは結論が出なかった。">
            <text:p>今日の話し合いでは結論が出なかった。</text:p>
          </table:table-cell>
          <table:table-cell office:value-type="string" office:value="きょう の はなしあい で は けつろん が でなかった。">
            <text:p>きょう の はなしあい で は けつろん が でなかった。</text:p>
          </table:table-cell>
          <table:table-cell office:value-type="string" office:value="We didn't reach a conclusion in our discussion today.">
            <text:p>We didn't reach a conclusion in our discussi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困難">
            <text:p>困難</text:p>
          </table:table-cell>
          <table:table-cell office:value-type="string" office:value="こんなん">
            <text:p>こんなん</text:p>
          </table:table-cell>
          <table:table-cell office:value-type="string" office:value="difficulty, hardship">
            <text:p>difficulty, har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困難にあってもあきらめてはいけないよ。">
            <text:p>困難にあってもあきらめてはいけないよ。</text:p>
          </table:table-cell>
          <table:table-cell office:value-type="string" office:value="こんなん に あって も あきらめて は いけない よ。">
            <text:p>こんなん に あって も あきらめて は いけない よ。</text:p>
          </table:table-cell>
          <table:table-cell office:value-type="string" office:value="You must not give up even if you face difficulties.">
            <text:p>You must not give up even if you face difficul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復">
            <text:p>回復</text:p>
          </table:table-cell>
          <table:table-cell office:value-type="string" office:value="かいふく">
            <text:p>かいふく</text:p>
          </table:table-cell>
          <table:table-cell office:value-type="string" office:value="recovery, recuperation">
            <text:p>recovery, recu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がすっかり回復した。">
            <text:p>体がすっかり回復した。</text:p>
          </table:table-cell>
          <table:table-cell office:value-type="string" office:value="からだ が すっかり かいふく した。">
            <text:p>からだ が すっかり かいふく した。</text:p>
          </table:table-cell>
          <table:table-cell office:value-type="string" office:value="I've fully recovered.">
            <text:p>I've fully recov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用">
            <text:p>適用</text:p>
          </table:table-cell>
          <table:table-cell office:value-type="string" office:value="てきよう">
            <text:p>てきよう</text:p>
          </table:table-cell>
          <table:table-cell office:value-type="string" office:value="application, coverage">
            <text:p>application, co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場合、保険が適用されますか。">
            <text:p>この場合、保険が適用されますか。</text:p>
          </table:table-cell>
          <table:table-cell office:value-type="string" office:value="この ばあい、ほけん が てきよう されます か。">
            <text:p>この ばあい、ほけん が てきよう されます か。</text:p>
          </table:table-cell>
          <table:table-cell office:value-type="string" office:value="In this case, does my insurance cover it?">
            <text:p>In this case, does my insurance cover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集団">
            <text:p>集団</text:p>
          </table:table-cell>
          <table:table-cell office:value-type="string" office:value="しゅうだん">
            <text:p>しゅうだん</text:p>
          </table:table-cell>
          <table:table-cell office:value-type="string" office:value="group, mass">
            <text:p>group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ロ集団が警察に捕まりました。">
            <text:p>テロ集団が警察に捕まりました。</text:p>
          </table:table-cell>
          <table:table-cell office:value-type="string" office:value="テロ しゅうだん が けいさつ に つかまりました。">
            <text:p>テロ しゅうだん が けいさつ に つかまりました。</text:p>
          </table:table-cell>
          <table:table-cell office:value-type="string" office:value="The terrorist group was arrested by the police.">
            <text:p>The terrorist group was arrested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態">
            <text:p>事態</text:p>
          </table:table-cell>
          <table:table-cell office:value-type="string" office:value="じたい">
            <text:p>じたい</text:p>
          </table:table-cell>
          <table:table-cell office:value-type="string" office:value="situation, state of affairs">
            <text:p>situation, state of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態は深刻です。">
            <text:p>事態は深刻です。</text:p>
          </table:table-cell>
          <table:table-cell office:value-type="string" office:value="じたい は しんこく です。">
            <text:p>じたい は しんこく です。</text:p>
          </table:table-cell>
          <table:table-cell office:value-type="string" office:value="The situation is serious.">
            <text:p>The situation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タート">
            <text:p>スタート</text:p>
          </table:table-cell>
          <table:table-cell office:value-type="string" office:value="スタート">
            <text:p>スタート</text:p>
          </table:table-cell>
          <table:table-cell office:value-type="string" office:value="start, begin (loan word)">
            <text:p>start, begi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マラソンは雨の中でスタートしたの。">
            <text:p>マラソンは雨の中でスタートしたの。</text:p>
          </table:table-cell>
          <table:table-cell office:value-type="string" office:value="マラソン は あめ の なか で スタート した の。">
            <text:p>マラソン は あめ の なか で スタート した の。</text:p>
          </table:table-cell>
          <table:table-cell office:value-type="string" office:value="The marathon started in the rain.">
            <text:p>The marathon start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更に">
            <text:p>更に</text:p>
          </table:table-cell>
          <table:table-cell office:value-type="string" office:value="さらに">
            <text:p>さらに</text:p>
          </table:table-cell>
          <table:table-cell office:value-type="string" office:value="furthermore, still more">
            <text:p>furthermore, still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更に質問を続けたの。">
            <text:p>彼は更に質問を続けたの。</text:p>
          </table:table-cell>
          <table:table-cell office:value-type="string" office:value="かれ は さらに しつもん を つづけた の。">
            <text:p>かれ は さらに しつもん を つづけた の。</text:p>
          </table:table-cell>
          <table:table-cell office:value-type="string" office:value="He further raised more questions.">
            <text:p>He further raised more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活躍">
            <text:p>活躍</text:p>
          </table:table-cell>
          <table:table-cell office:value-type="string" office:value="かつやく">
            <text:p>かつやく</text:p>
          </table:table-cell>
          <table:table-cell office:value-type="string" office:value="(successful) performance, action">
            <text:p>(successful) performance, 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活躍で優勝したよ。">
            <text:p>彼の活躍で優勝したよ。</text:p>
          </table:table-cell>
          <table:table-cell office:value-type="string" office:value="かれ の かつやく で ゆうしょう した よ。">
            <text:p>かれ の かつやく で ゆうしょう した よ。</text:p>
          </table:table-cell>
          <table:table-cell office:value-type="string" office:value="His performance led us to win the championship.">
            <text:p>His performance led us to wi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命">
            <text:p>命</text:p>
          </table:table-cell>
          <table:table-cell office:value-type="string" office:value="いのち">
            <text:p>いのち</text:p>
          </table:table-cell>
          <table:table-cell office:value-type="string" office:value="life (colloquial)">
            <text:p>lif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命より大切なものは無いよ。">
            <text:p>命より大切なものは無いよ。</text:p>
          </table:table-cell>
          <table:table-cell office:value-type="string" office:value="いのち より たいせつな もの は ない よ。">
            <text:p>いのち より たいせつな もの は ない よ。</text:p>
          </table:table-cell>
          <table:table-cell office:value-type="string" office:value="There is nothing more important than life.">
            <text:p>There is nothing more important than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医師">
            <text:p>医師</text:p>
          </table:table-cell>
          <table:table-cell office:value-type="string" office:value="いし">
            <text:p>いし</text:p>
          </table:table-cell>
          <table:table-cell office:value-type="string" office:value="doctor, physician (formal)">
            <text:p>doctor, physician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師に入院を勧められたの。">
            <text:p>医師に入院を勧められたの。</text:p>
          </table:table-cell>
          <table:table-cell office:value-type="string" office:value="いし に にゅういん を すすめられた の。">
            <text:p>いし に にゅういん を すすめられた の。</text:p>
          </table:table-cell>
          <table:table-cell office:value-type="string" office:value="The doctor suggested that I get hospitalized.">
            <text:p>The doctor suggested that I get hospit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る">
            <text:p>おる</text:p>
          </table:table-cell>
          <table:table-cell office:value-type="string" office:value="おる">
            <text:p>おる</text:p>
          </table:table-cell>
          <table:table-cell office:value-type="string" office:value="be present, stay (humble)">
            <text:p>be present, st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今、うちにおりません。">
            <text:p>母は今、うちにおりません。</text:p>
          </table:table-cell>
          <table:table-cell office:value-type="string" office:value="はは は いま 、 うち に おりません 。">
            <text:p>はは は いま 、 うち に おりません 。</text:p>
          </table:table-cell>
          <table:table-cell office:value-type="string" office:value="My mother isn't at home now.">
            <text:p>My mother isn't at hom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れる">
            <text:p>現れる</text:p>
          </table:table-cell>
          <table:table-cell office:value-type="string" office:value="あらわれる">
            <text:p>あらわれる</text:p>
          </table:table-cell>
          <table:table-cell office:value-type="string" office:value="appear, emerge">
            <text:p>appear, eme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の間から太陽が現れました。">
            <text:p>雲の間から太陽が現れました。</text:p>
          </table:table-cell>
          <table:table-cell office:value-type="string" office:value="くも の あいだ から たいよう が あらわれました。">
            <text:p>くも の あいだ から たいよう が あらわれました。</text:p>
          </table:table-cell>
          <table:table-cell office:value-type="string" office:value="The sun appeared between the clouds.">
            <text:p>The sun appeared between the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講演">
            <text:p>講演</text:p>
          </table:table-cell>
          <table:table-cell office:value-type="string" office:value="こうえん">
            <text:p>こうえん</text:p>
          </table:table-cell>
          <table:table-cell office:value-type="string" office:value="lecture, talk">
            <text:p>lecture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演は評判がいい。">
            <text:p>彼の講演は評判がいい。</text:p>
          </table:table-cell>
          <table:table-cell office:value-type="string" office:value="かれ の こうえん は ひょうばん が いい。">
            <text:p>かれ の こうえん は ひょうばん が いい。</text:p>
          </table:table-cell>
          <table:table-cell office:value-type="string" office:value="His talks have a good reputation.">
            <text:p>His talks have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瞬間">
            <text:p>瞬間</text:p>
          </table:table-cell>
          <table:table-cell office:value-type="string" office:value="しゅんかん">
            <text:p>しゅんかん</text:p>
          </table:table-cell>
          <table:table-cell office:value-type="string" office:value="moment">
            <text:p>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瞬間、猫が跳び出しました。">
            <text:p>その瞬間、猫が跳び出しました。</text:p>
          </table:table-cell>
          <table:table-cell office:value-type="string" office:value="その しゅんかん、ねこ が とびだしました。">
            <text:p>その しゅんかん、ねこ が とびだしました。</text:p>
          </table:table-cell>
          <table:table-cell office:value-type="string" office:value="At that moment, a cat ran out.">
            <text:p>At that moment, a cat ra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流">
            <text:p>交流</text:p>
          </table:table-cell>
          <table:table-cell office:value-type="string" office:value="こうりゅう">
            <text:p>こうりゅう</text:p>
          </table:table-cell>
          <table:table-cell office:value-type="string" office:value="interaction, contact">
            <text:p>interaction, conta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他の町との交流を深めましょう。">
            <text:p>もっと他の町との交流を深めましょう。</text:p>
          </table:table-cell>
          <table:table-cell office:value-type="string" office:value="もっと ほか の まち と の こうりゅう を ふかめましょう。">
            <text:p>もっと ほか の まち と の こうりゅう を ふかめましょう。</text:p>
          </table:table-cell>
          <table:table-cell office:value-type="string" office:value="Let's have more interaction with people in other towns.">
            <text:p>Let's have more interaction with people in other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標準">
            <text:p>標準</text:p>
          </table:table-cell>
          <table:table-cell office:value-type="string" office:value="ひょうじゅん">
            <text:p>ひょうじゅん</text:p>
          </table:table-cell>
          <table:table-cell office:value-type="string" office:value="standard, norm">
            <text:p>standard, n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ニュースでは標準語が使われるの。">
            <text:p>ニュースでは標準語が使われるの。</text:p>
          </table:table-cell>
          <table:table-cell office:value-type="string" office:value="ニュース で は ひょうじゅん ご が つかわれる の。">
            <text:p>ニュース で は ひょうじゅん ご が つかわれる の。</text:p>
          </table:table-cell>
          <table:table-cell office:value-type="string" office:value="Standard language is used in news broadcasts.">
            <text:p>Standard language is used in news broadca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るで">
            <text:p>まるで</text:p>
          </table:table-cell>
          <table:table-cell office:value-type="string" office:value="まるで">
            <text:p>まるで</text:p>
          </table:table-cell>
          <table:table-cell office:value-type="string" office:value="just like">
            <text:p>just lik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日本に留学できるなんて、まるで夢のようです。">
            <text:p>日本に留学できるなんて、まるで夢のようです。</text:p>
          </table:table-cell>
          <table:table-cell office:value-type="string" office:value="にほん に りゅうがく できる なんて、まるで ゆめ の よう です。">
            <text:p>にほん に りゅうがく できる なんて、まるで ゆめ の よう です。</text:p>
          </table:table-cell>
          <table:table-cell office:value-type="string" office:value="It's like a dream that I can go to study in Japan.">
            <text:p>It's like a dream that I can go to study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タイル">
            <text:p>スタイル</text:p>
          </table:table-cell>
          <table:table-cell office:value-type="string" office:value="スタイル">
            <text:p>スタイル</text:p>
          </table:table-cell>
          <table:table-cell office:value-type="string" office:value="style, physique">
            <text:p>style, physiq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モデルのようにスタイルがいいね。">
            <text:p>彼女はモデルのようにスタイルがいいね。</text:p>
          </table:table-cell>
          <table:table-cell office:value-type="string" office:value="かのじょ は モデル の ように スタイル が いい ね。">
            <text:p>かのじょ は モデル の ように スタイル が いい ね。</text:p>
          </table:table-cell>
          <table:table-cell office:value-type="string" office:value="With her good physique, she looks like a model.">
            <text:p>With her good physique, she looks like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関心">
            <text:p>関心</text:p>
          </table:table-cell>
          <table:table-cell office:value-type="string" office:value="かんしん">
            <text:p>かんしん</text:p>
          </table:table-cell>
          <table:table-cell office:value-type="string" office:value="concern, interest">
            <text:p>concern, 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政治に関心が強いね。">
            <text:p>彼は政治に関心が強いね。</text:p>
          </table:table-cell>
          <table:table-cell office:value-type="string" office:value="かれ は せいじ に かんしん が つよい ね。">
            <text:p>かれ は せいじ に かんしん が つよい ね。</text:p>
          </table:table-cell>
          <table:table-cell office:value-type="string" office:value="He has a strong interest in politics.">
            <text:p>He has a strong interest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上げる">
            <text:p>取り上げる</text:p>
          </table:table-cell>
          <table:table-cell office:value-type="string" office:value="とりあげる">
            <text:p>とりあげる</text:p>
          </table:table-cell>
          <table:table-cell office:value-type="string" office:value="take, confiscate">
            <text:p>take, confisc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危ないので子供からライターを取り上げました。">
            <text:p>危ないので子供からライターを取り上げました。</text:p>
          </table:table-cell>
          <table:table-cell office:value-type="string" office:value="あぶない ので こども から ライター を とりあげました。">
            <text:p>あぶない ので こども から ライター を とりあげました。</text:p>
          </table:table-cell>
          <table:table-cell office:value-type="string" office:value="I took the lighter from the child because it was dangerous.">
            <text:p>I took the lighter from the child because it wa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伝統">
            <text:p>伝統</text:p>
          </table:table-cell>
          <table:table-cell office:value-type="string" office:value="でんとう">
            <text:p>でんとう</text:p>
          </table:table-cell>
          <table:table-cell office:value-type="string" office:value="tradition">
            <text:p>tra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日本の伝統を大切にします。">
            <text:p>私は日本の伝統を大切にします。</text:p>
          </table:table-cell>
          <table:table-cell office:value-type="string" office:value="わたし は にっぽん の でんとう を たいせつ に します。">
            <text:p>わたし は にっぽん の でんとう を たいせつ に します。</text:p>
          </table:table-cell>
          <table:table-cell office:value-type="string" office:value="I value Japanese traditions.">
            <text:p>I value Japanese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民主">
            <text:p>民主</text:p>
          </table:table-cell>
          <table:table-cell office:value-type="string" office:value="みんしゅ">
            <text:p>みんしゅ</text:p>
          </table:table-cell>
          <table:table-cell office:value-type="string" office:value="democracy">
            <text:p>democr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民主主義について勉強しました。">
            <text:p>民主主義について勉強しました。</text:p>
          </table:table-cell>
          <table:table-cell office:value-type="string" office:value="みんしゅ しゅぎ について べんきょう しました。">
            <text:p>みんしゅ しゅぎ について べんきょう しました。</text:p>
          </table:table-cell>
          <table:table-cell office:value-type="string" office:value="We studied democracy.">
            <text:p>We studied democr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制限">
            <text:p>制限</text:p>
          </table:table-cell>
          <table:table-cell office:value-type="string" office:value="せいげん">
            <text:p>せいげん</text:p>
          </table:table-cell>
          <table:table-cell office:value-type="string" office:value="restriction, limit">
            <text:p>restriction, lim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食事を制限しています。">
            <text:p>彼女は食事を制限しています。</text:p>
          </table:table-cell>
          <table:table-cell office:value-type="string" office:value="かのじょ は しょくじ を せいげん して います。">
            <text:p>かのじょ は しょくじ を せいげん して います。</text:p>
          </table:table-cell>
          <table:table-cell office:value-type="string" office:value="She is restricting her diet.">
            <text:p>She is restricting her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投票">
            <text:p>投票</text:p>
          </table:table-cell>
          <table:table-cell office:value-type="string" office:value="とうひょう">
            <text:p>とうひょう</text:p>
          </table:table-cell>
          <table:table-cell office:value-type="string" office:value="vote, ballot">
            <text:p>vote, bal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朝早く投票を済ませました。">
            <text:p>私は朝早く投票を済ませました。</text:p>
          </table:table-cell>
          <table:table-cell office:value-type="string" office:value="わたし は あさ はやく とうひょう を すませました。">
            <text:p>わたし は あさ はやく とうひょう を すませました。</text:p>
          </table:table-cell>
          <table:table-cell office:value-type="string" office:value="I voted early in the morning.">
            <text:p>I voted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心理">
            <text:p>心理</text:p>
          </table:table-cell>
          <table:table-cell office:value-type="string" office:value="しんり">
            <text:p>しんり</text:p>
          </table:table-cell>
          <table:table-cell office:value-type="string" office:value="mentality, psychology">
            <text:p>mentality, psych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顧客心理を理解することは重要です。">
            <text:p>顧客心理を理解することは重要です。</text:p>
          </table:table-cell>
          <table:table-cell office:value-type="string" office:value="こきゃく しんり を りかい する こと は じゅうよう です。">
            <text:p>こきゃく しんり を りかい する こと は じゅうよう です。</text:p>
          </table:table-cell>
          <table:table-cell office:value-type="string" office:value="It's important to understand customer mentality.">
            <text:p>It's important to understand customer ment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体">
            <text:p>大体</text:p>
          </table:table-cell>
          <table:table-cell office:value-type="string" office:value="だいたい">
            <text:p>だいたい</text:p>
          </table:table-cell>
          <table:table-cell office:value-type="string" office:value="about, anyway">
            <text:p>about, 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体、初めから無理な計画だったのだ。">
            <text:p>大体、初めから無理な計画だったのだ。</text:p>
          </table:table-cell>
          <table:table-cell office:value-type="string" office:value="だいたい、はじめ から むりな けいかく だった の だ。">
            <text:p>だいたい、はじめ から むりな けいかく だった の だ。</text:p>
          </table:table-cell>
          <table:table-cell office:value-type="string" office:value="It was a far-fetched plan from the beginning anyway.">
            <text:p>It was a far-fetched plan from the beginning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突然">
            <text:p>突然</text:p>
          </table:table-cell>
          <table:table-cell office:value-type="string" office:value="とつぜん">
            <text:p>とつぜん</text:p>
          </table:table-cell>
          <table:table-cell office:value-type="string" office:value="suddenly">
            <text:p>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突然走り出したのよ。">
            <text:p>彼は突然走り出したのよ。</text:p>
          </table:table-cell>
          <table:table-cell office:value-type="string" office:value="かれ は とつぜん はしりだした の よ。">
            <text:p>かれ は とつぜん はしりだした の よ。</text:p>
          </table:table-cell>
          <table:table-cell office:value-type="string" office:value="He started running all of a sudden.">
            <text:p>He started running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想">
            <text:p>思想</text:p>
          </table:table-cell>
          <table:table-cell office:value-type="string" office:value="しそう">
            <text:p>しそう</text:p>
          </table:table-cell>
          <table:table-cell office:value-type="string" office:value="thought, conception">
            <text:p>thought, con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には思想の自由がある。">
            <text:p>人には思想の自由がある。</text:p>
          </table:table-cell>
          <table:table-cell office:value-type="string" office:value="ひと に は しそう の じゆう が ある。">
            <text:p>ひと に は しそう の じゆう が ある。</text:p>
          </table:table-cell>
          <table:table-cell office:value-type="string" office:value="People have freedom of thought.">
            <text:p>People have freedom of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応じる">
            <text:p>応じる</text:p>
          </table:table-cell>
          <table:table-cell office:value-type="string" office:value="おうじる">
            <text:p>おうじる</text:p>
          </table:table-cell>
          <table:table-cell office:value-type="string" office:value="answer, comply with">
            <text:p>answer, comply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要望に応じました。">
            <text:p>私は彼の要望に応じました。</text:p>
          </table:table-cell>
          <table:table-cell office:value-type="string" office:value="わたし は かれ の ようぼう に おうじました。">
            <text:p>わたし は かれ の ようぼう に おうじました。</text:p>
          </table:table-cell>
          <table:table-cell office:value-type="string" office:value="I complied with his demand.">
            <text:p>I complied with his dem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足">
            <text:p>不足</text:p>
          </table:table-cell>
          <table:table-cell office:value-type="string" office:value="ふそく">
            <text:p>ふそく</text:p>
          </table:table-cell>
          <table:table-cell office:value-type="string" office:value="lack, shortage">
            <text:p>lack, short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ひどい水不足よ。">
            <text:p>今年はひどい水不足よ。</text:p>
          </table:table-cell>
          <table:table-cell office:value-type="string" office:value="ことし は ひどい みず ぶそく よ。">
            <text:p>ことし は ひどい みず ぶそく よ。</text:p>
          </table:table-cell>
          <table:table-cell office:value-type="string" office:value="We've been facing a severe shortage of water this year.">
            <text:p>We've been facing a severe shortage of water this year.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</table:table-row>
        <table:table-row>
          <table:table-cell office:value-type="string" office:value="コード">
            <text:p>コード</text:p>
          </table:table-cell>
          <table:table-cell office:value-type="string" office:value="コード">
            <text:p>コード</text:p>
          </table:table-cell>
          <table:table-cell office:value-type="string" office:value="cord">
            <text:p>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ードが短くてコンセントに届きません。">
            <text:p>コードが短くてコンセントに届きません。</text:p>
          </table:table-cell>
          <table:table-cell office:value-type="string" office:value="コード が みじかくて コンセント に とどきません。">
            <text:p>コード が みじかくて コンセント に とどきません。</text:p>
          </table:table-cell>
          <table:table-cell office:value-type="string" office:value="The cord is too short to reach the outlet.">
            <text:p>The cord is too short to reach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の中">
            <text:p>世の中</text:p>
          </table:table-cell>
          <table:table-cell office:value-type="string" office:value="よのなか">
            <text:p>よのなか</text:p>
          </table:table-cell>
          <table:table-cell office:value-type="string" office:value="the world, society">
            <text:p>the world,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の中にはいろいろな人がいます。">
            <text:p>世の中にはいろいろな人がいます。</text:p>
          </table:table-cell>
          <table:table-cell office:value-type="string" office:value="よのなか に は いろいろな ひと が います。">
            <text:p>よのなか に は いろいろな ひと が います。</text:p>
          </table:table-cell>
          <table:table-cell office:value-type="string" office:value="There are many different people in the world.">
            <text:p>There are many different peopl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項目">
            <text:p>項目</text:p>
          </table:table-cell>
          <table:table-cell office:value-type="string" office:value="こうもく">
            <text:p>こうもく</text:p>
          </table:table-cell>
          <table:table-cell office:value-type="string" office:value="item, topic">
            <text:p>item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項目を分かりやすく整理したわ。">
            <text:p>論文の項目を分かりやすく整理したわ。</text:p>
          </table:table-cell>
          <table:table-cell office:value-type="string" office:value="ろんぶん の こうもく を わかりやすく せいり した わ。">
            <text:p>ろんぶん の こうもく を わかりやすく せいり した わ。</text:p>
          </table:table-cell>
          <table:table-cell office:value-type="string" office:value="I arranged the topics of my thesis to make it easy to understand.">
            <text:p>I arranged the topics of my thesis to make it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旧">
            <text:p>旧</text:p>
          </table:table-cell>
          <table:table-cell office:value-type="string" office:value="きゅう">
            <text:p>きゅう</text:p>
          </table:table-cell>
          <table:table-cell office:value-type="string" office:value="old, former">
            <text:p>old,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旧システムは今月末で使えなくなります。">
            <text:p>旧システムは今月末で使えなくなります。</text:p>
          </table:table-cell>
          <table:table-cell office:value-type="string" office:value="きゅう システム は こんげつ まつ で つかえなく なります。">
            <text:p>きゅう システム は こんげつ まつ で つかえなく なります。</text:p>
          </table:table-cell>
          <table:table-cell office:value-type="string" office:value="The old system will be unavailable as of the end of the month.">
            <text:p>The old system will be unavailable as of the end of th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第">
            <text:p>次第</text:p>
          </table:table-cell>
          <table:table-cell office:value-type="string" office:value="しだい">
            <text:p>しだい</text:p>
          </table:table-cell>
          <table:table-cell office:value-type="string" office:value="as soon as">
            <text:p>as soon as</text:p>
          </table:table-cell>
          <table:table-cell office:value-type="string" office:value="Suffix">
            <text:p>Suffix</text:p>
          </table:table-cell>
          <table:table-cell office:value-type="string" office:value="1">
            <text:p>1</text:p>
          </table:table-cell>
          <table:table-cell office:value-type="string" office:value="連絡があり次第出発します。">
            <text:p>連絡があり次第出発します。</text:p>
          </table:table-cell>
          <table:table-cell office:value-type="string" office:value="れんらく が あり しだい しゅっぱつ します。">
            <text:p>れんらく が あり しだい しゅっぱつ します。</text:p>
          </table:table-cell>
          <table:table-cell office:value-type="string" office:value="I'll leave as soon as I hear.">
            <text:p>I'll leave as soon as I h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期">
            <text:p>長期</text:p>
          </table:table-cell>
          <table:table-cell office:value-type="string" office:value="ちょうき">
            <text:p>ちょうき</text:p>
          </table:table-cell>
          <table:table-cell office:value-type="string" office:value="long period">
            <text:p>long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は長期の滞在です。">
            <text:p>今回は長期の滞在です。</text:p>
          </table:table-cell>
          <table:table-cell office:value-type="string" office:value="こんかい は ちょうき の たいざい です。">
            <text:p>こんかい は ちょうき の たいざい です。</text:p>
          </table:table-cell>
          <table:table-cell office:value-type="string" office:value="This time I'll stay for a long time.">
            <text:p>This time I'll stay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著者">
            <text:p>著者</text:p>
          </table:table-cell>
          <table:table-cell office:value-type="string" office:value="ちょしゃ">
            <text:p>ちょしゃ</text:p>
          </table:table-cell>
          <table:table-cell office:value-type="string" office:value="author, writer">
            <text:p>author, wri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著者はイギリス人です。">
            <text:p>この本の著者はイギリス人です。</text:p>
          </table:table-cell>
          <table:table-cell office:value-type="string" office:value="この ほん の ちょしゃ は イギリス じん です。">
            <text:p>この ほん の ちょしゃ は イギリス じん です。</text:p>
          </table:table-cell>
          <table:table-cell office:value-type="string" office:value="The author of this book is British.">
            <text:p>The author of this book is Brit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罪">
            <text:p>罪</text:p>
          </table:table-cell>
          <table:table-cell office:value-type="string" office:value="つみ">
            <text:p>つみ</text:p>
          </table:table-cell>
          <table:table-cell office:value-type="string" office:value="crime, sin">
            <text:p>crime, 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罪は重いな。">
            <text:p>彼の罪は重いな。</text:p>
          </table:table-cell>
          <table:table-cell office:value-type="string" office:value="かれ の つみ は おもい な。">
            <text:p>かれ の つみ は おもい な。</text:p>
          </table:table-cell>
          <table:table-cell office:value-type="string" office:value="His crime is serious.">
            <text:p>His crime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楽">
            <text:p>楽</text:p>
          </table:table-cell>
          <table:table-cell office:value-type="string" office:value="らく">
            <text:p>らく</text:p>
          </table:table-cell>
          <table:table-cell office:value-type="string" office:value="comfortable, easy">
            <text:p>comfortable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は楽な仕事が与えられたよ。">
            <text:p>彼には楽な仕事が与えられたよ。</text:p>
          </table:table-cell>
          <table:table-cell office:value-type="string" office:value="かれ に は らくな しごと が あたえられた よ。">
            <text:p>かれ に は らくな しごと が あたえられた よ。</text:p>
          </table:table-cell>
          <table:table-cell office:value-type="string" office:value="They gave him an easy job.">
            <text:p>They gave him an eas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操作">
            <text:p>操作</text:p>
          </table:table-cell>
          <table:table-cell office:value-type="string" office:value="そうさ">
            <text:p>そうさ</text:p>
          </table:table-cell>
          <table:table-cell office:value-type="string" office:value="operation, manipulation">
            <text:p>operation, manip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携帯電話は操作が簡単です。">
            <text:p>この携帯電話は操作が簡単です。</text:p>
          </table:table-cell>
          <table:table-cell office:value-type="string" office:value="この けいたい でんわ は そうさ が かんたん です。">
            <text:p>この けいたい でんわ は そうさ が かんたん です。</text:p>
          </table:table-cell>
          <table:table-cell office:value-type="string" office:value="This cell-phone is easy to operate.">
            <text:p>This cell-phone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配">
            <text:p>支配</text:p>
          </table:table-cell>
          <table:table-cell office:value-type="string" office:value="しはい">
            <text:p>しはい</text:p>
          </table:table-cell>
          <table:table-cell office:value-type="string" office:value="control, rule">
            <text:p>control, ru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権力者による支配は50年以上続いたんです。">
            <text:p>その権力者による支配は50年以上続いたんです。</text:p>
          </table:table-cell>
          <table:table-cell office:value-type="string" office:value="その けんりょく しゃ に よる しはい は 50 ねん いじょう つづいた ん です。">
            <text:p>その けんりょく しゃ に よる しはい は 50 ねん いじょう つづいた ん です。</text:p>
          </table:table-cell>
          <table:table-cell office:value-type="string" office:value="The potentate continued to rule for over 50 years.">
            <text:p>The potentate continued to rule for over 5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態度">
            <text:p>態度</text:p>
          </table:table-cell>
          <table:table-cell office:value-type="string" office:value="たいど">
            <text:p>たいど</text:p>
          </table:table-cell>
          <table:table-cell office:value-type="string" office:value="attitude">
            <text:p>attitu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男の態度にみんなあきれてたよ。">
            <text:p>あの男の態度にみんなあきれてたよ。</text:p>
          </table:table-cell>
          <table:table-cell office:value-type="string" office:value="あの おとこ の たいど に みんな あきれてた よ。">
            <text:p>あの おとこ の たいど に みんな あきれてた よ。</text:p>
          </table:table-cell>
          <table:table-cell office:value-type="string" office:value="Everyone was tired of that man's attitude.">
            <text:p>Everyone was tired of that man's attitu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過程">
            <text:p>過程</text:p>
          </table:table-cell>
          <table:table-cell office:value-type="string" office:value="かてい">
            <text:p>かてい</text:p>
          </table:table-cell>
          <table:table-cell office:value-type="string" office:value="process, course">
            <text:p>process, co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グラムの過程に問題があるの。">
            <text:p>プログラムの過程に問題があるの。</text:p>
          </table:table-cell>
          <table:table-cell office:value-type="string" office:value="プログラム の かてい に もんだい が ある の。">
            <text:p>プログラム の かてい に もんだい が ある の。</text:p>
          </table:table-cell>
          <table:table-cell office:value-type="string" office:value="There is a problem in the programming process.">
            <text:p>There is a problem in the programming pro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ランス">
            <text:p>バランス</text:p>
          </table:table-cell>
          <table:table-cell office:value-type="string" office:value="バランス">
            <text:p>バランス</text:p>
          </table:table-cell>
          <table:table-cell office:value-type="string" office:value="balance">
            <text:p>bal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栄養バランスの良い食事をしよう。">
            <text:p>栄養バランスの良い食事をしよう。</text:p>
          </table:table-cell>
          <table:table-cell office:value-type="string" office:value="えいよう バランス の いい しょくじ を しよう。">
            <text:p>えいよう バランス の いい しょくじ を しよう。</text:p>
          </table:table-cell>
          <table:table-cell office:value-type="string" office:value="We should eat well-balanced meals.">
            <text:p>We should eat well-balanced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連続">
            <text:p>連続</text:p>
          </table:table-cell>
          <table:table-cell office:value-type="string" office:value="れんぞく">
            <text:p>れんぞく</text:p>
          </table:table-cell>
          <table:table-cell office:value-type="string" office:value="continuation, series">
            <text:p>continuation, ser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人生は苦労の連続でした。">
            <text:p>彼女の人生は苦労の連続でした。</text:p>
          </table:table-cell>
          <table:table-cell office:value-type="string" office:value="かのじょ の じんせい は くろう の れんぞく でした。">
            <text:p>かのじょ の じんせい は くろう の れんぞく でした。</text:p>
          </table:table-cell>
          <table:table-cell office:value-type="string" office:value="Her life was a series of hardships.">
            <text:p>Her life was a series of hardsh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機関">
            <text:p>機関</text:p>
          </table:table-cell>
          <table:table-cell office:value-type="string" office:value="きかん">
            <text:p>きかん</text:p>
          </table:table-cell>
          <table:table-cell office:value-type="string" office:value="agency, facility">
            <text:p>agency, fac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交通機関がストップしている。">
            <text:p>台風で交通機関がストップしている。</text:p>
          </table:table-cell>
          <table:table-cell office:value-type="string" office:value="たいふう で こうつう きかん が ストップ して いる。">
            <text:p>たいふう で こうつう きかん が ストップ して いる。</text:p>
          </table:table-cell>
          <table:table-cell office:value-type="string" office:value="Transportation has stopped in the typhoon.">
            <text:p>Transportation has stopp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論">
            <text:p>論</text:p>
          </table:table-cell>
          <table:table-cell office:value-type="string" office:value="ろん">
            <text:p>ろん</text:p>
          </table:table-cell>
          <table:table-cell office:value-type="string" office:value="argument, theory">
            <text:p>argument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人生論は独特だな。">
            <text:p>彼の人生論は独特だな。</text:p>
          </table:table-cell>
          <table:table-cell office:value-type="string" office:value="かれ の じんせい ろん は どくとく だ な。">
            <text:p>かれ の じんせい ろん は どくとく だ な。</text:p>
          </table:table-cell>
          <table:table-cell office:value-type="string" office:value="His philosophy of life is unique.">
            <text:p>His philosophy of life is uni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